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QRCode (Dashboard)</text:h>
                    <text:list>
                        <text:list-item>
                            <text:h text:style-name="Heading_20_2" text:outline-level="2">Description</text:h>
                        </text:list-item>
                    </text:list>
                </text:list-item>
            </text:list>

            <text:p text:style-name="Standard">Renders a QR Code representing the given text string at the given error correction level.</text:p>

            
                <text:list xml:id="list_QRCode (Dashboard)2" text:continue-numbering="true" text:continue-list="list_QRCod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for which the QR Code will be generated.</text:p>,
                                            <text:list xml:id="list_QRCode (Dashboard)5" text:continue-numbering="true" text:continue-list="list_QRCode (Dashboard)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he error correction level in a QR Code symbol, possible options:</text:p>
                    <text:list xml:id="list_QRCode (Dashboard)6" text:style-name="List_20_1">
                        
                        <text:list-item>
                            <text:p text:style-name="List_20_1">
                                <text:span text:style-name="backtick">Low</text:span> – The QR Code can tolerate about 7% erroneous codewords.
                            </text:p>
                            
                        </text:list-item>
                        
                    

                        <text:list-item>
                            <text:p text:style-name="List_20_1">
                                <text:span text:style-name="backtick">Medium</text:span> – The QR Code can tolerate about 15% erroneous codewords.
                            </text:p>
                            
                        </text:list-item>
                        
                    

                        <text:list-item>
                            <text:p text:style-name="List_20_1">
                                <text:span text:style-name="backtick">Quartile</text:span> – The QR Code can tolerate about 25% erroneous codewords.
                            </text:p>
                            
                        </text:list-item>
                        
                    

                        <text:list-item>
                            <text:p text:style-name="List_20_1">
                                <text:span text:style-name="backtick">High</text:span> – The QR Code can tolerate about 30% erroneous codewords.
                            </text:p>
                            
                        </text:list-item>
                        
                    
                    </text:list>
                ,
                                            <text:list xml:id="list_QRCode (Dashboard)7" text:continue-numbering="true" text:continue-list="list_QRCode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Dashboard)8" text:continue-numbering="true" text:continue-list="list_QRCode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QRCode (Dashboard)9" text:continue-numbering="true" text:continue-list="list_QRCode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QRCode (Dashboard)10" text:continue-numbering="true" text:continue-list="list_QRCode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QRCode (Dashboard)11" text:continue-numbering="true" text:continue-list="list_QRCode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Dashboard)12" text:continue-numbering="true" text:continue-list="list_QRCode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Dashboard)13" text:continue-numbering="true" text:continue-list="list_QRCode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Dashboard)14" text:continue-numbering="true" text:continue-list="list_QRCode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Dashboard)15" text:continue-numbering="true" text:continue-list="list_QRCode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QRCode (Dashboard)16" text:continue-numbering="true" text:continue-list="list_QRCode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Dashboard)17" text:continue-numbering="true" text:continue-list="list_QRCode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Dashboard)18" text:continue-numbering="true" text:continue-list="list_QRCode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Dashboard)20" text:continue-numbering="true" text:continue-list="list_QRCode (Dashboard)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Dashboard)21" text:continue-numbering="true" text:continue-list="list_QRCode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Dashboard)22" text:continue-numbering="true" text:continue-list="list_QRCode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Dashboard)3" text:continue-numbering="true" text:continue-list="list_QRCode (Dashboard)2" text:style-name="Outline">
                        <text:list-item>
                            <text:list>
                                <text:list-item>
                                    <text:h text:style-name="Heading_20_2" text:outline-level="2">Examples</text:h>
                                </text:list-item>
                            </text:list>
                        </text:list-item>
                    </text:list>
                    <text:p text:style-name="Standard"/>
                    
                    <text:list xml:id="list_QRCode (Dashboard)2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